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08ef"/>
    </style:style>
    <style:style style:name="P2" style:family="paragraph" style:parent-style-name="Standard">
      <style:paragraph-properties fo:text-align="justify" style:justify-single-word="false"/>
      <style:text-properties fo:font-size="28pt" fo:font-weight="bold" officeooo:rsid="00191e86" officeooo:paragraph-rsid="00191e86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af46b"/>
    </style:style>
    <style:style style:name="P4" style:family="paragraph" style:parent-style-name="Standard">
      <style:paragraph-properties fo:text-align="justify" style:justify-single-word="false"/>
      <style:text-properties officeooo:paragraph-rsid="002004bb"/>
    </style:style>
    <style:style style:name="P5" style:family="paragraph" style:parent-style-name="Standard">
      <style:paragraph-properties fo:text-align="justify" style:justify-single-word="false"/>
      <style:text-properties officeooo:paragraph-rsid="0022fc62"/>
    </style:style>
    <style:style style:name="P6" style:family="paragraph" style:parent-style-name="Standard">
      <style:paragraph-properties fo:text-align="justify" style:justify-single-word="false"/>
      <style:text-properties officeooo:paragraph-rsid="002cf18c"/>
    </style:style>
    <style:style style:name="P7" style:family="paragraph" style:parent-style-name="Standard">
      <style:paragraph-properties fo:text-align="justify" style:justify-single-word="false"/>
      <style:text-properties officeooo:paragraph-rsid="003310b4"/>
    </style:style>
    <style:style style:name="P8" style:family="paragraph" style:parent-style-name="Standard">
      <style:paragraph-properties fo:text-align="justify" style:justify-single-word="false"/>
      <style:text-properties officeooo:paragraph-rsid="004ca1f1"/>
    </style:style>
    <style:style style:name="P9" style:family="paragraph" style:parent-style-name="Standard">
      <style:paragraph-properties fo:text-align="justify" style:justify-single-word="false"/>
      <style:text-properties officeooo:paragraph-rsid="00509c82"/>
    </style:style>
    <style:style style:name="P10" style:family="paragraph" style:parent-style-name="Standard">
      <style:paragraph-properties fo:text-align="justify" style:justify-single-word="false"/>
      <style:text-properties officeooo:rsid="0022fc62" officeooo:paragraph-rsid="0022fc62"/>
    </style:style>
    <style:style style:name="P11" style:family="paragraph" style:parent-style-name="Standard">
      <style:paragraph-properties fo:text-align="justify" style:justify-single-word="false"/>
      <style:text-properties officeooo:rsid="0026ffc6" officeooo:paragraph-rsid="0026ffc6"/>
    </style:style>
    <style:style style:name="P12" style:family="paragraph" style:parent-style-name="Standard">
      <style:paragraph-properties fo:text-align="justify" style:justify-single-word="false"/>
      <style:text-properties officeooo:rsid="002ac387" officeooo:paragraph-rsid="002ac387"/>
    </style:style>
    <style:style style:name="P13" style:family="paragraph" style:parent-style-name="Standard">
      <style:paragraph-properties fo:text-align="justify" style:justify-single-word="false"/>
      <style:text-properties officeooo:rsid="002b2c29" officeooo:paragraph-rsid="002b2c29"/>
    </style:style>
    <style:style style:name="P14" style:family="paragraph" style:parent-style-name="Standard">
      <style:paragraph-properties fo:text-align="justify" style:justify-single-word="false"/>
      <style:text-properties officeooo:rsid="0031bc19" officeooo:paragraph-rsid="0031bc19"/>
    </style:style>
    <style:style style:name="P15" style:family="paragraph" style:parent-style-name="Standard">
      <style:paragraph-properties fo:text-align="justify" style:justify-single-word="false"/>
      <style:text-properties officeooo:rsid="0037cabb" officeooo:paragraph-rsid="0037cabb"/>
    </style:style>
    <style:style style:name="P16" style:family="paragraph" style:parent-style-name="Standard">
      <style:paragraph-properties fo:text-align="justify" style:justify-single-word="false"/>
      <style:text-properties officeooo:rsid="004089ff" officeooo:paragraph-rsid="00424d3f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01908ef" officeooo:paragraph-rsid="001908ef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191e86" officeooo:paragraph-rsid="00191e86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1c8c7b" officeooo:paragraph-rsid="001c8c7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1dfed5" officeooo:paragraph-rsid="001dfed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6d51f7" officeooo:paragraph-rsid="006d51f7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2pt" fo:font-weight="normal" officeooo:rsid="001dfed5" officeooo:paragraph-rsid="001dfed5" style:font-size-asian="22pt" style:font-weight-asian="normal" style:font-size-complex="2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2pt" officeooo:rsid="0057c1bf" officeooo:paragraph-rsid="0057c1bf" style:font-size-asian="22pt" style:font-size-complex="22pt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219061" officeooo:paragraph-rsid="002004bb" fo:background-color="transparent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22fc62" officeooo:paragraph-rsid="0022fc62" fo:background-color="transparent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25efaf" officeooo:paragraph-rsid="0022fc62" fo:background-color="transparent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26ffc6" officeooo:paragraph-rsid="0026ffc6" fo:background-color="transparent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2a7288" officeooo:paragraph-rsid="002cf18c" fo:background-color="transparent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2c1214" officeooo:paragraph-rsid="002b2c29" fo:background-color="transparent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33a4e5" officeooo:paragraph-rsid="003310b4" fo:background-color="transparent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3b3913" officeooo:paragraph-rsid="003310b4" fo:background-color="transparent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3b3913" officeooo:paragraph-rsid="00424d3f" fo:background-color="transparent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429db5" officeooo:paragraph-rsid="00429db5" fo:background-color="transparent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4ca1f1" officeooo:paragraph-rsid="004ca1f1" fo:background-color="transparent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4f0532" officeooo:paragraph-rsid="004ca1f1" fo:background-color="transparent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552276" officeooo:paragraph-rsid="00509c82" fo:background-color="transparent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57c1bf" officeooo:paragraph-rsid="0057c1bf" fo:background-color="transparent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57c1bf" officeooo:paragraph-rsid="0057c1bf" fo:background-color="transparent" style:font-size-asian="14pt" style:font-size-complex="14pt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5bdc9d" officeooo:paragraph-rsid="00606229" fo:background-color="transparent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officeooo:rsid="0061962c" officeooo:paragraph-rsid="00637363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officeooo:rsid="0061962c" officeooo:paragraph-rsid="006761d3"/>
    </style:style>
    <style:style style:name="P42" style:family="paragraph" style:parent-style-name="Standard">
      <style:paragraph-properties fo:text-align="justify" style:justify-single-word="false"/>
      <style:text-properties officeooo:rsid="00429db5" officeooo:paragraph-rsid="00429db5"/>
    </style:style>
    <style:style style:name="P43" style:family="paragraph" style:parent-style-name="Standard">
      <style:paragraph-properties fo:text-align="justify" style:justify-single-word="false"/>
      <style:text-properties officeooo:rsid="0057c1bf" officeooo:paragraph-rsid="0057c1bf"/>
    </style:style>
    <style:style style:name="P44" style:family="paragraph" style:parent-style-name="Standard">
      <style:paragraph-properties fo:text-align="justify" style:justify-single-word="false"/>
      <style:text-properties officeooo:rsid="0057c1bf" officeooo:paragraph-rsid="00606229"/>
    </style:style>
    <style:style style:name="P45" style:family="paragraph" style:parent-style-name="Standard">
      <style:paragraph-properties fo:text-align="justify" style:justify-single-word="false"/>
      <style:text-properties officeooo:rsid="0061962c" officeooo:paragraph-rsid="0061962c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5cc8fe" officeooo:paragraph-rsid="00606229" fo:background-color="transparent" style:font-size-asian="14pt" style:font-size-complex="14pt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61962c" officeooo:paragraph-rsid="0061962c" fo:background-color="transparent" style:font-size-asian="14pt" style:font-size-complex="14pt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af46b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dfed5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2004bb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236557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4ab9a9" style:font-size-asian="12.25pt" style:font-weight-asian="normal" style:font-size-complex="14pt" style:font-weight-complex="normal"/>
    </style:style>
    <style:style style:name="T7" style:family="text">
      <style:text-properties fo:font-size="28pt" fo:font-weight="bold" officeooo:rsid="001908ef" style:font-size-asian="28pt" style:font-weight-asian="bold" style:font-size-complex="28pt" style:font-weight-complex="bold"/>
    </style:style>
    <style:style style:name="T8" style:family="text">
      <style:text-properties fo:font-size="28pt" fo:font-weight="bold" officeooo:rsid="0048d8ab" style:font-size-asian="28pt" style:font-weight-asian="bold" style:font-size-complex="28pt" style:font-weight-complex="bold"/>
    </style:style>
    <style:style style:name="T9" style:family="text">
      <style:text-properties fo:color="#000000" loext:opacity="100%" style:font-name="Liberation Serif"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10" style:family="text">
      <style:text-properties fo:color="#000000" loext:opacity="100%" style:font-name="Liberation Serif" fo:font-size="14pt" fo:font-weight="normal" officeooo:rsid="002004bb" fo:background-color="transparent" loext:char-shading-value="0" style:font-size-asian="12.25pt" style:font-weight-asian="normal" style:font-size-complex="14pt" style:font-weight-complex="normal"/>
    </style:style>
    <style:style style:name="T11" style:family="text">
      <style:text-properties fo:color="#000000" loext:opacity="100%" style:font-name="Liberation Serif" fo:font-size="14pt" fo:font-weight="normal" officeooo:rsid="00219061" fo:background-color="transparent" loext:char-shading-value="0" style:font-size-asian="12.25pt" style:font-weight-asian="normal" style:font-size-complex="14pt" style:font-weight-complex="normal"/>
    </style:style>
    <style:style style:name="T12" style:family="text">
      <style:text-properties fo:color="#000000" loext:opacity="100%" style:font-name="Liberation Serif" fo:font-size="14pt" fo:font-weight="normal" officeooo:rsid="00246b5e" fo:background-color="transparent" loext:char-shading-value="0" style:font-size-asian="12.25pt" style:font-weight-asian="normal" style:font-size-complex="14pt" style:font-weight-complex="normal"/>
    </style:style>
    <style:style style:name="T13" style:family="text">
      <style:text-properties fo:color="#000000" loext:opacity="100%" style:font-name="Liberation Serif" fo:font-size="14pt" fo:font-weight="normal" officeooo:rsid="0022fc62" fo:background-color="transparent" loext:char-shading-value="0" style:font-size-asian="12.25pt" style:font-weight-asian="normal" style:font-size-complex="14pt" style:font-weight-complex="normal"/>
    </style:style>
    <style:style style:name="T14" style:family="text">
      <style:text-properties fo:color="#000000" loext:opacity="100%" style:font-name="Liberation Serif" fo:font-size="14pt" fo:font-weight="normal" officeooo:rsid="0025efaf" fo:background-color="transparent" loext:char-shading-value="0" style:font-size-asian="12.25pt" style:font-weight-asian="normal" style:font-size-complex="14pt" style:font-weight-complex="normal"/>
    </style:style>
    <style:style style:name="T15" style:family="text">
      <style:text-properties fo:color="#000000" loext:opacity="100%" style:font-name="Liberation Serif" fo:font-size="14pt" fo:font-weight="normal" officeooo:rsid="00297575" fo:background-color="transparent" loext:char-shading-value="0" style:font-size-asian="12.25pt" style:font-weight-asian="normal" style:font-size-complex="14pt" style:font-weight-complex="normal"/>
    </style:style>
    <style:style style:name="T16" style:family="text">
      <style:text-properties fo:color="#000000" loext:opacity="100%" style:font-name="Liberation Serif" fo:font-size="14pt" fo:font-weight="normal" officeooo:rsid="002a7288" fo:background-color="transparent" loext:char-shading-value="0" style:font-size-asian="12.25pt" style:font-weight-asian="normal" style:font-size-complex="14pt" style:font-weight-complex="normal"/>
    </style:style>
    <style:style style:name="T17" style:family="text">
      <style:text-properties fo:color="#000000" loext:opacity="100%" style:font-name="Liberation Serif" fo:font-size="14pt" fo:font-weight="normal" officeooo:rsid="002c1214" fo:background-color="transparent" loext:char-shading-value="0" style:font-size-asian="12.25pt" style:font-weight-asian="normal" style:font-size-complex="14pt" style:font-weight-complex="normal"/>
    </style:style>
    <style:style style:name="T18" style:family="text">
      <style:text-properties fo:color="#000000" loext:opacity="100%" style:font-name="Liberation Serif" fo:font-size="14pt" fo:font-weight="normal" officeooo:rsid="002cf18c" fo:background-color="transparent" loext:char-shading-value="0" style:font-size-asian="12.25pt" style:font-weight-asian="normal" style:font-size-complex="14pt" style:font-weight-complex="normal"/>
    </style:style>
    <style:style style:name="T19" style:family="text">
      <style:text-properties fo:color="#000000" loext:opacity="100%" style:font-name="Liberation Serif" fo:font-size="14pt" fo:font-weight="normal" officeooo:rsid="002ac387" fo:background-color="transparent" loext:char-shading-value="0" style:font-size-asian="12.25pt" style:font-weight-asian="normal" style:font-size-complex="14pt" style:font-weight-complex="normal"/>
    </style:style>
    <style:style style:name="T20" style:family="text">
      <style:text-properties fo:color="#000000" loext:opacity="100%" style:font-name="Liberation Serif" fo:font-size="14pt" fo:font-weight="normal" officeooo:rsid="002e110c" fo:background-color="transparent" loext:char-shading-value="0" style:font-size-asian="12.25pt" style:font-weight-asian="normal" style:font-size-complex="14pt" style:font-weight-complex="normal"/>
    </style:style>
    <style:style style:name="T21" style:family="text">
      <style:text-properties fo:color="#000000" loext:opacity="100%" style:font-name="Liberation Serif" fo:font-size="14pt" fo:font-weight="normal" officeooo:rsid="002e504d" fo:background-color="transparent" loext:char-shading-value="0" style:font-size-asian="12.25pt" style:font-weight-asian="normal" style:font-size-complex="14pt" style:font-weight-complex="normal"/>
    </style:style>
    <style:style style:name="T22" style:family="text">
      <style:text-properties fo:color="#000000" loext:opacity="100%" style:font-name="Liberation Serif" fo:font-size="14pt" fo:font-weight="normal" officeooo:rsid="003310b4" fo:background-color="transparent" loext:char-shading-value="0" style:font-size-asian="12.25pt" style:font-weight-asian="normal" style:font-size-complex="14pt" style:font-weight-complex="normal"/>
    </style:style>
    <style:style style:name="T23" style:family="text">
      <style:text-properties fo:color="#000000" loext:opacity="100%" style:font-name="Liberation Serif" fo:font-size="14pt" fo:font-weight="normal" officeooo:rsid="0033a4e5" fo:background-color="transparent" loext:char-shading-value="0" style:font-size-asian="12.25pt" style:font-weight-asian="normal" style:font-size-complex="14pt" style:font-weight-complex="normal"/>
    </style:style>
    <style:style style:name="T24" style:family="text">
      <style:text-properties fo:color="#000000" loext:opacity="100%" style:font-name="Liberation Serif" fo:font-size="14pt" fo:font-weight="normal" officeooo:rsid="005695bb" fo:background-color="transparent" loext:char-shading-value="0" style:font-size-asian="12.25pt" style:font-weight-asian="normal" style:font-size-complex="14pt" style:font-weight-complex="normal"/>
    </style:style>
    <style:style style:name="T25" style:family="text">
      <style:text-properties fo:color="#000000" loext:opacity="100%" style:font-name="Liberation Serif" fo:font-size="14pt" fo:font-weight="normal" officeooo:rsid="005dfb76" fo:background-color="transparent" loext:char-shading-value="0" style:font-size-asian="12.25pt" style:font-weight-asian="normal" style:font-size-complex="14pt" style:font-weight-complex="normal"/>
    </style:style>
    <style:style style:name="T26" style:family="text">
      <style:text-properties fo:color="#000000" loext:opacity="100%" style:font-name="Liberation Serif" fo:font-size="14pt" fo:font-weight="normal" fo:background-color="transparent" loext:char-shading-value="0" style:font-size-asian="14pt" style:font-size-complex="14pt"/>
    </style:style>
    <style:style style:name="T27" style:family="text">
      <style:text-properties fo:color="#000000" loext:opacity="100%" style:font-name="Liberation Serif" fo:font-size="14pt" fo:font-weight="normal" officeooo:rsid="00361760" fo:background-color="transparent" loext:char-shading-value="0" style:font-size-asian="14pt" style:font-size-complex="14pt"/>
    </style:style>
    <style:style style:name="T28" style:family="text">
      <style:text-properties fo:color="#000000" loext:opacity="100%" style:font-name="Liberation Serif" fo:font-size="14pt" fo:font-weight="normal" officeooo:rsid="0037cabb" fo:background-color="transparent" loext:char-shading-value="0" style:font-size-asian="14pt" style:font-size-complex="14pt"/>
    </style:style>
    <style:style style:name="T29" style:family="text">
      <style:text-properties fo:color="#000000" loext:opacity="100%" style:font-name="Liberation Serif" fo:font-size="14pt" fo:font-weight="normal" officeooo:rsid="00398308" fo:background-color="transparent" loext:char-shading-value="0" style:font-size-asian="14pt" style:font-size-complex="14pt"/>
    </style:style>
    <style:style style:name="T30" style:family="text">
      <style:text-properties fo:color="#000000" loext:opacity="100%" style:font-name="Liberation Serif" fo:font-size="14pt" fo:font-weight="normal" officeooo:rsid="003b3913" fo:background-color="transparent" loext:char-shading-value="0" style:font-size-asian="14pt" style:font-size-complex="14pt"/>
    </style:style>
    <style:style style:name="T31" style:family="text">
      <style:text-properties fo:color="#000000" loext:opacity="100%" style:font-name="Liberation Serif" fo:font-size="14pt" fo:font-weight="normal" officeooo:rsid="00424d3f" fo:background-color="transparent" loext:char-shading-value="0" style:font-size-asian="14pt" style:font-size-complex="14pt"/>
    </style:style>
    <style:style style:name="T32" style:family="text">
      <style:text-properties fo:color="#000000" loext:opacity="100%" style:font-name="Liberation Serif" fo:font-size="14pt" fo:font-weight="normal" officeooo:rsid="00429db5" fo:background-color="transparent" loext:char-shading-value="0" style:font-size-asian="14pt" style:font-size-complex="14pt"/>
    </style:style>
    <style:style style:name="T33" style:family="text">
      <style:text-properties fo:color="#000000" loext:opacity="100%" style:font-name="Liberation Serif" fo:font-size="14pt" fo:font-weight="normal" officeooo:rsid="00449339" fo:background-color="transparent" loext:char-shading-value="0" style:font-size-asian="14pt" style:font-size-complex="14pt"/>
    </style:style>
    <style:style style:name="T34" style:family="text">
      <style:text-properties fo:color="#000000" loext:opacity="100%" style:font-name="Liberation Serif" fo:font-size="14pt" fo:font-weight="normal" officeooo:rsid="004e8096" fo:background-color="transparent" loext:char-shading-value="0" style:font-size-asian="14pt" style:font-size-complex="14pt"/>
    </style:style>
    <style:style style:name="T35" style:family="text">
      <style:text-properties fo:color="#000000" loext:opacity="100%" style:font-name="Liberation Serif" fo:font-size="14pt" fo:font-weight="normal" officeooo:rsid="004f0532" fo:background-color="transparent" loext:char-shading-value="0" style:font-size-asian="14pt" style:font-size-complex="14pt"/>
    </style:style>
    <style:style style:name="T36" style:family="text">
      <style:text-properties fo:color="#000000" loext:opacity="100%" style:font-name="Liberation Serif" fo:font-size="14pt" fo:font-weight="normal" officeooo:rsid="004ca1f1" fo:background-color="transparent" loext:char-shading-value="0" style:font-size-asian="14pt" style:font-size-complex="14pt"/>
    </style:style>
    <style:style style:name="T37" style:family="text">
      <style:text-properties fo:color="#000000" loext:opacity="100%" style:font-name="Liberation Serif" fo:font-size="14pt" fo:font-weight="normal" officeooo:rsid="004f7013" fo:background-color="transparent" loext:char-shading-value="0" style:font-size-asian="14pt" style:font-size-complex="14pt"/>
    </style:style>
    <style:style style:name="T38" style:family="text">
      <style:text-properties fo:color="#000000" loext:opacity="100%" style:font-name="Liberation Serif" fo:font-size="14pt" fo:font-weight="normal" officeooo:rsid="00509c82" fo:background-color="transparent" loext:char-shading-value="0" style:font-size-asian="14pt" style:font-size-complex="14pt"/>
    </style:style>
    <style:style style:name="T39" style:family="text">
      <style:text-properties fo:color="#000000" loext:opacity="100%" style:font-name="Liberation Serif" fo:font-size="14pt" fo:font-weight="normal" officeooo:rsid="0050a10e" fo:background-color="transparent" loext:char-shading-value="0" style:font-size-asian="14pt" style:font-size-complex="14pt"/>
    </style:style>
    <style:style style:name="T40" style:family="text">
      <style:text-properties fo:color="#000000" loext:opacity="100%" style:font-name="Liberation Serif" fo:font-size="14pt" fo:font-weight="normal" officeooo:rsid="0051afad" fo:background-color="transparent" loext:char-shading-value="0" style:font-size-asian="14pt" style:font-size-complex="14pt"/>
    </style:style>
    <style:style style:name="T41" style:family="text">
      <style:text-properties fo:color="#000000" loext:opacity="100%" style:font-name="Liberation Serif" fo:font-size="14pt" fo:font-weight="normal" officeooo:rsid="00552276" fo:background-color="transparent" loext:char-shading-value="0" style:font-size-asian="14pt" style:font-size-complex="14pt"/>
    </style:style>
    <style:style style:name="T42" style:family="text">
      <style:text-properties fo:color="#000000" loext:opacity="100%" style:font-name="Liberation Serif" fo:font-size="14pt" fo:font-weight="normal" officeooo:rsid="005963f3" fo:background-color="transparent" loext:char-shading-value="0" style:font-size-asian="14pt" style:font-size-complex="14pt"/>
    </style:style>
    <style:style style:name="T43" style:family="text">
      <style:text-properties fo:color="#000000" loext:opacity="100%" style:font-name="Liberation Serif" fo:font-size="14pt" fo:font-weight="normal" officeooo:rsid="005a6f52" fo:background-color="transparent" loext:char-shading-value="0" style:font-size-asian="14pt" style:font-size-complex="14pt"/>
    </style:style>
    <style:style style:name="T44" style:family="text">
      <style:text-properties fo:color="#000000" loext:opacity="100%" style:font-name="Liberation Serif" fo:font-size="14pt" fo:font-weight="normal" officeooo:rsid="005bdc9d" fo:background-color="transparent" loext:char-shading-value="0" style:font-size-asian="14pt" style:font-size-complex="14pt"/>
    </style:style>
    <style:style style:name="T45" style:family="text">
      <style:text-properties fo:color="#000000" loext:opacity="100%" style:font-name="Liberation Serif" fo:font-size="14pt" fo:font-weight="normal" officeooo:rsid="005cc8fe" fo:background-color="transparent" loext:char-shading-value="0" style:font-size-asian="14pt" style:font-size-complex="14pt"/>
    </style:style>
    <style:style style:name="T46" style:family="text">
      <style:text-properties fo:color="#000000" loext:opacity="100%" style:font-name="Liberation Serif" fo:font-size="14pt" fo:font-weight="normal" officeooo:rsid="005e8a77" fo:background-color="transparent" loext:char-shading-value="0" style:font-size-asian="14pt" style:font-size-complex="14pt"/>
    </style:style>
    <style:style style:name="T47" style:family="text">
      <style:text-properties fo:color="#000000" loext:opacity="100%" style:font-name="Liberation Serif" fo:font-size="14pt" fo:font-weight="normal" officeooo:rsid="00619360" fo:background-color="transparent" loext:char-shading-value="0" style:font-size-asian="14pt" style:font-size-complex="14pt"/>
    </style:style>
    <style:style style:name="T48" style:family="text">
      <style:text-properties fo:color="#000000" loext:opacity="100%" style:font-name="Liberation Serif" fo:font-size="14pt" fo:font-weight="normal" officeooo:rsid="00629f00" fo:background-color="transparent" loext:char-shading-value="0" style:font-size-asian="14pt" style:font-size-complex="14pt"/>
    </style:style>
    <style:style style:name="T49" style:family="text">
      <style:text-properties fo:color="#000000" loext:opacity="100%" style:font-name="Liberation Serif" fo:font-size="14pt" fo:font-style="italic" fo:font-weight="normal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50" style:family="text">
      <style:text-properties fo:color="#000000" loext:opacity="100%" style:font-name="Liberation Serif" fo:font-size="14pt" fo:font-style="italic" fo:font-weight="normal" officeooo:rsid="0022fc62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51" style:family="text">
      <style:text-properties fo:color="#000000" loext:opacity="100%" style:font-name="Liberation Serif" fo:font-size="14pt" fo:font-style="italic" fo:font-weight="normal" officeooo:rsid="00297575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52" style:family="text">
      <style:text-properties fo:color="#000000" loext:opacity="100%" style:font-name="Liberation Serif" fo:font-size="14pt" fo:font-style="italic" fo:font-weight="normal" officeooo:rsid="002ac387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53" style:family="text">
      <style:text-properties fo:color="#000000" loext:opacity="100%" style:font-name="Liberation Serif" fo:font-size="14pt" fo:font-style="italic" fo:font-weight="normal" officeooo:rsid="002cf18c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54" style:family="text">
      <style:text-properties fo:color="#000000" loext:opacity="100%" style:font-name="Liberation Serif" fo:font-size="14pt" fo:font-style="italic" fo:font-weight="normal" officeooo:rsid="002c1214" fo:background-color="transparent" loext:char-shading-value="0" style:font-size-asian="12.25pt" style:font-style-asian="italic" style:font-weight-asian="normal" style:font-size-complex="14pt" style:font-style-complex="italic" style:font-weight-complex="normal"/>
    </style:style>
    <style:style style:name="T55" style:family="text">
      <style:text-properties fo:color="#000000" loext:opacity="100%" style:font-name="Liberation Serif" fo:font-size="14pt" fo:font-style="italic" fo:font-weight="normal" fo:background-color="transparent" loext:char-shading-value="0" style:font-size-asian="14pt" style:font-style-asian="italic" style:font-size-complex="14pt" style:font-style-complex="italic"/>
    </style:style>
    <style:style style:name="T56" style:family="text">
      <style:text-properties fo:color="#000000" loext:opacity="100%" style:font-name="Liberation Serif" fo:font-size="14pt" fo:font-style="italic" fo:font-weight="normal" officeooo:rsid="00361760" fo:background-color="transparent" loext:char-shading-value="0" style:font-size-asian="14pt" style:font-style-asian="italic" style:font-size-complex="14pt" style:font-style-complex="italic"/>
    </style:style>
    <style:style style:name="T57" style:family="text">
      <style:text-properties fo:color="#000000" loext:opacity="100%" style:font-name="Liberation Serif" fo:font-size="14pt" fo:font-style="italic" fo:font-weight="normal" officeooo:rsid="003b3913" fo:background-color="transparent" loext:char-shading-value="0" style:font-size-asian="14pt" style:font-style-asian="italic" style:font-size-complex="14pt" style:font-style-complex="italic"/>
    </style:style>
    <style:style style:name="T58" style:family="text">
      <style:text-properties fo:color="#000000" loext:opacity="100%" style:font-name="Liberation Serif" fo:font-size="14pt" fo:font-style="italic" fo:font-weight="normal" officeooo:rsid="004ca1f1" fo:background-color="transparent" loext:char-shading-value="0" style:font-size-asian="14pt" style:font-style-asian="italic" style:font-size-complex="14pt" style:font-style-complex="italic"/>
    </style:style>
    <style:style style:name="T59" style:family="text">
      <style:text-properties fo:color="#000000" loext:opacity="100%" style:font-name="Liberation Serif" fo:font-size="14pt" fo:font-style="italic" fo:font-weight="normal" officeooo:rsid="00509c82" fo:background-color="transparent" loext:char-shading-value="0" style:font-size-asian="14pt" style:font-style-asian="italic" style:font-size-complex="14pt" style:font-style-complex="italic"/>
    </style:style>
    <style:style style:name="T60" style:family="text">
      <style:text-properties fo:color="#000000" loext:opacity="100%" style:font-name="Liberation Serif" fo:font-weight="normal" fo:background-color="transparent" loext:char-shading-value="0"/>
    </style:style>
    <style:style style:name="T61" style:family="text">
      <style:text-properties fo:color="#000000" loext:opacity="100%" style:font-name="Liberation Serif" fo:font-weight="normal" officeooo:rsid="00552276" fo:background-color="transparent" loext:char-shading-value="0"/>
    </style:style>
    <style:style style:name="T62" style:family="text">
      <style:text-properties fo:color="#000000" loext:opacity="100%" fo:font-size="14pt" fo:font-weight="normal" officeooo:rsid="002004bb" fo:background-color="transparent" loext:char-shading-value="0" style:font-size-asian="12.25pt" style:font-weight-asian="normal" style:font-size-complex="14pt" style:font-weight-complex="normal"/>
    </style:style>
    <style:style style:name="T63" style:family="text">
      <style:text-properties style:font-name="Liberation Serif" fo:font-size="14pt" fo:font-weight="normal" fo:background-color="transparent" loext:char-shading-value="0" style:font-size-asian="14pt" style:font-size-complex="14pt"/>
    </style:style>
    <style:style style:name="T64" style:family="text">
      <style:text-properties style:font-name="Liberation Serif" fo:font-size="14pt" fo:font-weight="normal" officeooo:rsid="00637363" fo:background-color="transparent" loext:char-shading-value="0" style:font-size-asian="14pt" style:font-size-complex="14pt"/>
    </style:style>
    <style:style style:name="T65" style:family="text">
      <style:text-properties style:font-name="Liberation Serif" fo:font-size="14pt" fo:font-weight="normal" officeooo:rsid="0066331e" fo:background-color="transparent" loext:char-shading-value="0" style:font-size-asian="14pt" style:font-size-complex="14pt"/>
    </style:style>
    <style:style style:name="T66" style:family="text">
      <style:text-properties style:font-name="Liberation Serif" fo:font-size="14pt" fo:font-weight="normal" officeooo:rsid="006670cf" fo:background-color="transparent" loext:char-shading-value="0" style:font-size-asian="14pt" style:font-size-complex="14pt"/>
    </style:style>
    <style:style style:name="T67" style:family="text">
      <style:text-properties style:font-name="Liberation Serif" fo:font-size="14pt" fo:font-weight="normal" officeooo:rsid="0068ea63" fo:background-color="transparent" loext:char-shading-value="0" style:font-size-asian="14pt" style:font-size-complex="14pt"/>
    </style:style>
    <style:style style:name="T68" style:family="text">
      <style:text-properties style:font-name="Liberation Serif" fo:font-size="14pt" fo:font-weight="normal" officeooo:rsid="006a9d11" fo:background-color="transparent" loext:char-shading-value="0" style:font-size-asian="14pt" style:font-size-complex="14pt"/>
    </style:style>
    <style:style style:name="T69" style:family="text">
      <style:text-properties style:font-name="Liberation Serif" fo:font-size="14pt" fo:font-style="italic" fo:font-weight="normal" fo:background-color="transparent" loext:char-shading-value="0" style:font-size-asian="14pt" style:font-style-asian="italic" style:font-size-complex="14pt" style:font-style-complex="italic"/>
    </style:style>
    <style:style style:name="T70" style:family="text">
      <style:text-properties style:font-name="Liberation Serif" fo:font-size="14pt" fo:font-style="italic" fo:font-weight="normal" officeooo:rsid="00637363" fo:background-color="transparent" loext:char-shading-value="0" style:font-size-asian="14pt" style:font-style-asian="italic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Biblioteca Z</text:span><text:span text:style-name="T8">V</text:span><text:span text:style-name="T7">protect</text:span></text:p>
      <text:p text:style-name="P17"/>
      <text:p text:style-name="P17">Desenvolvida para fins de compreensão sobre autenticidade e integridade de dados.</text:p>
      <text:p text:style-name="P18">A biblioteca fornece métodos que possibilitam a verificação de integridade e autenticidade de mensagens.</text:p>
      <text:p text:style-name="P18"/>
      <text:p text:style-name="P2"><text:span text:style-name="T1">Antes de usar a biblioteca, é necessário que as bibliotecas abaixo estejam instaladas </text:span><text:span text:style-name="T2">em seu computador</text:span><text:span text:style-name="T1">:</text:span></text:p>
      <text:p text:style-name="P18"/>
      <text:p text:style-name="P2"><text:span text:style-name="T1">1 – Hashlib. Documentação: </text:span><text:a xlink:type="simple" xlink:href="https://docs.python.org/3/library/hashlib.html" text:style-name="Internet_20_link" text:visited-style-name="Visited_20_Internet_20_Link"><text:span text:style-name="T1">https://docs.python.org/3/library/hashlib.html</text:span></text:a><text:span text:style-name="T1">.</text:span></text:p>
      <text:p text:style-name="P18"/>
      <text:p text:style-name="P2"><text:span text:style-name="T1">2 – PyCryptodome. Documentação: </text:span><text:a xlink:type="simple" xlink:href="https://pycryptodome.readthedocs.io/en/latest/" text:style-name="Internet_20_link" text:visited-style-name="Visited_20_Internet_20_Link"><text:span text:style-name="T1">https://pycryptodome.readthedocs.io/en/latest/</text:span></text:a><text:span text:style-name="T1">.</text:span></text:p>
      <text:p text:style-name="P18"/>
      <text:p text:style-name="P21">3 – Socket. Documentação: <text:a xlink:type="simple" xlink:href="https://docs.python.org/3/library/socket.html" text:style-name="Internet_20_link" text:visited-style-name="Visited_20_Internet_20_Link">https://docs.python.org/3/library/socket.html</text:a>.</text:p>
      <text:p text:style-name="P21"/>
      <text:p text:style-name="P3"><text:span text:style-name="T2">A biblioteca Z</text:span><text:span text:style-name="T3">V</text:span><text:span text:style-name="T2">protect tem que estar na mesma pasta do script que a está usando, juntamento com outras três bibliotecas: criptografia, numeroPrimo e gerarChaves. A </text:span><text:span text:style-name="T6">explicação sobre o funcionamento</text:span><text:span text:style-name="T2"> destas três bibliotecas se encontra em: </text:span><text:a xlink:type="simple" xlink:href="https://github.com/Everton42/video-youtube-rsa/blob/master/rsa-em-python/README.md" text:style-name="Internet_20_link" text:visited-style-name="Visited_20_Internet_20_Link"><text:span text:style-name="T2">https://github.com/Everton42/video-youtube-rsa/blob/master/rsa-em-python/README.md</text:span></text:a><text:span text:style-name="T2">.</text:span></text:p>
      <text:p text:style-name="P19"/>
      <text:p text:style-name="P22">Funcionalidade</text:p>
      <text:p text:style-name="P20"/>
      <text:p text:style-name="P20">A ZVprotect usa o algoritmo de chave simétrica AES. Quanto ao algoritmo de chave assimétrica, trata-se do algoritmo RSA.</text:p>
      <text:p text:style-name="P20">Além disso, a biblioteca usa o algoritmo de hash conhecido como sha256.</text:p>
      <text:p text:style-name="P20"/>
      <text:p text:style-name="P4"><text:span text:style-name="T4">Para usar a biblioteca Z</text:span><text:span text:style-name="T5">V</text:span><text:span text:style-name="T4">protect, basta usar o com</text:span><text:span text:style-name="T62">ando</text:span><text:span text:style-name="T10"> </text:span><text:span text:style-name="T49">import ZVprotect as ZV</text:span><text:span text:style-name="T10">. </text:span><text:span text:style-name="T11">Feito is</text:span><text:span text:style-name="T24">t</text:span><text:span text:style-name="T11">o, basta usar os recursos da biblioteca como explicado adiante.</text:span></text:p>
      <text:p text:style-name="P24"/>
      <text:p text:style-name="P10"><text:span text:style-name="T11">1 – </text:span><text:span text:style-name="T9">Hash.</text:span></text:p>
      <text:p text:style-name="P25"/>
      <text:p text:style-name="P5"><text:span text:style-name="T50">ZV.Resumo.resumir(palavra)</text:span><text:span text:style-name="T13">, </text:span><text:span text:style-name="T12">onde resumir é um método da classe Resumo que, por sua vez, é uma classe da biblioteca ZVprotect. </text:span><text:span text:style-name="T14">Este método recebe uma palavra do tipo string e retorna uma palavra do tipo bytes.</text:span></text:p>
      <text:p text:style-name="P26"/>
      <text:p text:style-name="P11"><text:span text:style-name="T14">2 – </text:span><text:span text:style-name="T9">Chave </text:span><text:span text:style-name="T25">S</text:span><text:span text:style-name="T9">imétrica.</text:span></text:p>
      <text:p text:style-name="P27"/>
      <text:p text:style-name="P11"><text:span text:style-name="T49">ZV.Csimetrica.encrypt(chave,</text:span><text:span text:style-name="T51">palavra</text:span><text:span text:style-name="T49">)</text:span><text:span text:style-name="T9">, </text:span><text:span text:style-name="T15">onde encrypt é um método da classe Csimetrica que, por sua vez, é uma classe da biblioteca ZVprotect. Este método recebe uma chave, palavra do tipo string, e uma palavra, </text:span><text:span text:style-name="T16">também do tipo string, que será cifrada. O método retorna uma palavra do tipo bytes.</text:span></text:p>
      <text:p text:style-name="P12"><text:span text:style-name="T16">V</text:span><text:span text:style-name="T9">ale ressaltar que a chave é uma palavra qualquer escolhida pelo usuário.</text:span></text:p>
      <text:p text:style-name="P6"><text:soft-page-break/><text:span text:style-name="T52">ZV.Csimetrica.decrypt(chave,</text:span><text:span text:style-name="T53">palavra</text:span><text:span text:style-name="T52">_cifrada)</text:span><text:span text:style-name="T19">, </text:span><text:span text:style-name="T15">onde </text:span><text:span text:style-name="T18">de</text:span><text:span text:style-name="T15">crypt é um método da classe Csimetrica que, por sua vez, é uma classe da biblioteca ZVprotect. Este método recebe uma chave, palavra do tipo string, e uma palavra </text:span><text:span text:style-name="T20">cifrada</text:span><text:span text:style-name="T15">,</text:span><text:span text:style-name="T16"> do tipo </text:span><text:span text:style-name="T20">bytes</text:span><text:span text:style-name="T16">, que será </text:span><text:span text:style-name="T20">de</text:span><text:span text:style-name="T16">cifrada. O método retorna uma palavra do tipo </text:span><text:span text:style-name="T21">string</text:span><text:span text:style-name="T16">.</text:span></text:p>
      <text:p text:style-name="P28"/>
      <text:p text:style-name="P14"><text:span text:style-name="T16">M</text:span><text:span text:style-name="T9">esmo que a chave usada para decifrar seja diferente da chave usada para cifrar, o método funciona normalmente e neste caso, porém, a palavra cifrada não será decifrada corretamente.</text:span></text:p>
      <text:p text:style-name="P28"/>
      <text:p text:style-name="P13"><text:span text:style-name="T9">3 – </text:span><text:span text:style-name="T17">Chave Assimétrica</text:span></text:p>
      <text:p text:style-name="P29"/>
      <text:p text:style-name="P7"><text:span text:style-name="T54">ZV.CAssimetrica.gerarChaves()</text:span><text:span text:style-name="T17">, </text:span><text:span text:style-name="T15">onde </text:span><text:span text:style-name="T22">gerarChaves </text:span><text:span text:style-name="T15">é um método da classe CAssimetrica que, por sua vez, é uma classe da biblioteca ZVprotect. </text:span><text:span text:style-name="T22">Este método não recebe entrada. Ele retorna uma </text:span><text:span text:style-name="T23">quadr</text:span><text:span text:style-name="T22">upla: (chave pública, chave privada, n, </text:span><text:span text:style-name="T23">chaves</text:span><text:span text:style-name="T22">). </text:span><text:span text:style-name="T23">O n é um inteiro, um produto entre dois primos, ele é usado para cifrar e decifrar as palavras. Quanto ao chaves, é um objeto da classe Chaves. É a partir dele que é possível obter os dois primeiros elementos da quadrupla e, também, ele é usado nos métodos de cifragem e decifragem.</text:span></text:p>
      <text:p text:style-name="P30"/>
      <text:p text:style-name="P15"><text:span text:style-name="T23">V</text:span><text:span text:style-name="T9">ale ressaltar que a chave pública é um número escolhido pelo usuário.</text:span></text:p>
      <text:p text:style-name="P30"/>
      <text:p text:style-name="P7"><text:span text:style-name="T55">ZV.CAssimetrica.cifrar(</text:span><text:span text:style-name="T56">palavra</text:span><text:span text:style-name="T55">,</text:span><text:span text:style-name="T56">chave</text:span><text:span text:style-name="T55">,</text:span><text:span text:style-name="T56">n</text:span><text:span text:style-name="T55">,</text:span><text:span text:style-name="T56">chaves</text:span><text:span text:style-name="T55">)</text:span><text:span text:style-name="T26">, </text:span><text:span text:style-name="T27">onde cifra</text:span><text:span text:style-name="T31">r</text:span><text:span text:style-name="T27"> é um método da classe CAssimetrica que, por sua vez, é uma classe da biblioteca ZVprotect. </text:span><text:span text:style-name="T28">Este método recebe de entrada uma palavra do tipo string, uma chave(pública ou privada) do tipo string, o inteiro n e o objeto chaves. </text:span><text:span text:style-name="T29">O método retorna </text:span><text:span text:style-name="T30">uma palavra cifrada do tipo string.</text:span></text:p>
      <text:p text:style-name="P31"/>
      <text:p text:style-name="P16"><text:span text:style-name="T57">ZV.CAssimetrica.</text:span><text:span text:style-name="T55">de</text:span><text:span text:style-name="T57">cifrar(</text:span><text:span text:style-name="T56">palavra_</text:span><text:span text:style-name="T55">cifrada</text:span><text:span text:style-name="T57">,</text:span><text:span text:style-name="T56">chave</text:span><text:span text:style-name="T57">,</text:span><text:span text:style-name="T56">n</text:span><text:span text:style-name="T57">,</text:span><text:span text:style-name="T56">chaves</text:span><text:span text:style-name="T57">)</text:span><text:span text:style-name="T30">, </text:span><text:span text:style-name="T27">onde </text:span><text:span text:style-name="T31">de</text:span><text:span text:style-name="T27">cifra</text:span><text:span text:style-name="T31">r</text:span><text:span text:style-name="T27"> é um método da classe CAssimetrica que, por sua vez, é uma classe da biblioteca ZVprotect. </text:span><text:span text:style-name="T28">Este método recebe de entrada uma palavra do tipo string, uma chave(pública ou privada) do tipo string, o inteiro n e o objeto chaves. </text:span><text:span text:style-name="T29">O método retorna </text:span><text:span text:style-name="T30">uma palavra </text:span><text:span text:style-name="T32">de</text:span><text:span text:style-name="T30">cifrada do tipo string.</text:span></text:p>
      <text:p text:style-name="P32"/>
      <text:p text:style-name="P42"><text:span text:style-name="T30">V</text:span><text:span text:style-name="T26">ale ressaltar que, se a chave pública for usada para cifrar, a chave privada deve ser usada para decifrar e vice-versa. Caso contrário, </text:span><text:span text:style-name="T33">o algoritmo funcionará normalmente, mas</text:span><text:span text:style-name="T26"> a palavra decifrada não será a esperada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4 – Conexão</text:p>
      <text:p text:style-name="P34"/>
      <text:p text:style-name="P8"><text:span text:style-name="T58">ZV.Conexao.conectar(modo)</text:span><text:span text:style-name="T36">, onde conectar é um método da classe Conexao da biblioteca ZVprotect. </text:span><text:span text:style-name="T34">Este método recebe de entrada um inteiro. Se o inteiro for 1, trata-se de um cliente e o objeto retornado é um objeto socket para cliente se a tentativa de conexão for bem sucedida. Caso </text:span><text:span text:style-name="T35">o modo seja igual a qualquer outro valor inteiro</text:span><text:span text:style-name="T34">, trata-se de um servidor </text:span><text:span text:style-name="T35">e o objeto retornado é um objeto socket para servidor, que está esperando algum cl</text:span><text:span text:style-name="T37">i</text:span><text:span text:style-name="T35">ente tentar se conectar.</text:span></text:p>
      <text:p text:style-name="P35"/>
      <text:p text:style-name="P9"><text:span text:style-name="T58">ZV.Conexao.</text:span><text:span text:style-name="T59">des</text:span><text:span text:style-name="T58">conectar(modo,</text:span><text:span text:style-name="T59">s</text:span><text:span text:style-name="T58">)</text:span><text:span text:style-name="T36">, onde </text:span><text:span text:style-name="T38">des</text:span><text:span text:style-name="T36">conectar é um método da classe Conexao da biblioteca ZVprotect. </text:span><text:span text:style-name="T34">Este método recebe de entrada um inteiro </text:span><text:span text:style-name="T39">e um objeto socket</text:span><text:span text:style-name="T34">. Se o inteiro for 1, trata-se de um cliente e o objeto </text:span><text:span text:style-name="T39">de entrada</text:span><text:span text:style-name="T34"> é um objeto socket para cliente. Caso </text:span><text:span text:style-name="T35">o modo seja igual a qualquer outro valor inteiro</text:span><text:span text:style-name="T34">, trata-se de um servidor </text:span><text:span text:style-name="T35">e o objeto </text:span><text:span text:style-name="T40">de entrada</text:span><text:span text:style-name="T35"> é um objeto socket para servidor. </text:span><text:span text:style-name="T41">O método fecha o objeto socket, encerrando a conexão.</text:span></text:p>
      <text:p text:style-name="P36"/>
      <text:p text:style-name="P36"/>
      <text:p text:style-name="P23"><text:span text:style-name="T61">I</text:span><text:span text:style-name="T60">ntegridade e Autenticidade</text:span></text:p>
      <text:p text:style-name="P37"/>
      <text:p text:style-name="P43"><text:span text:style-name="T26">Autenticidade – O uso do método cifrar da classe CAssimetrica pode ser usado para cifrar a mensagem resumida, isto é, após aplicar o </text:span><text:span text:style-name="T44">método resumir da classe Resumo</text:span><text:span text:style-name="T26"> na mensagem, usa-se a chave privada para cifrar a mensagem resumida. Assim, o receptor terá que usar a chave pública do emissor para obter o hash da mensagem.</text:span></text:p>
      <text:p text:style-name="P38"/>
      <text:p text:style-name="P44"><text:span text:style-name="T26">Integridade – O uso do método </text:span><text:span text:style-name="T42">encrypt</text:span><text:span text:style-name="T26"> da classe Csimetrica pode ser usado para cifrar a mensagem. Além disso, pode-se usar o método </text:span><text:span text:style-name="T42">encrypt da classe C</text:span><text:span text:style-name="T45">A</text:span><text:span text:style-name="T42">ssimetrica</text:span><text:span text:style-name="T43">(com a chave pública do receptor)</text:span><text:span text:style-name="T42"> para cifrar a chave simétrica usada no método encrypt da classe Csimetrica. </text:span><text:span text:style-name="T43">Assim, </text:span><text:span text:style-name="T44">somente o receptor poderá obter a chave para decifrar a mensagem.</text:span></text:p>
      <text:p text:style-name="P39"/>
      <text:p text:style-name="P44"><text:span text:style-name="T44">Depois, basta aplicar o método resumir da classe Resumo </text:span><text:span text:style-name="T45">na mensagem decifrada </text:span><text:span text:style-name="T46">e comparar com o hash obtido com a chave pública do emissor</text:span><text:span text:style-name="T45"> para saber se </text:span><text:span text:style-name="T47">o emissor é “quem ele diz ser”</text:span><text:span text:style-name="T45">.</text:span></text:p>
      <text:p text:style-name="P46"/>
      <text:p text:style-name="P45"><text:span text:style-name="T45">A </text:span><text:span text:style-name="T26">classe explicada </text:span><text:span text:style-name="T48">abaixo</text:span><text:span text:style-name="T26"> garante integridade e autenticidade contanto que se use a chave pública do receptor e a chave privada do emissor quando se quer enviar uma mensagem. Além disso, é necessário usar a chave privada do receptor e a chave pública do emissor quando se deseja verificar a autenticidade de uma mensagem recebida.</text:span></text:p>
      <text:p text:style-name="P47"/>
      <text:p text:style-name="P47"/>
      <text:p text:style-name="P47"/>
      <text:p text:style-name="P47"/>
      <text:p text:style-name="P46"/>
      <text:p text:style-name="P45"><text:soft-page-break/><text:span text:style-name="T45">5 – </text:span><text:span text:style-name="T26">Envio.</text:span></text:p>
      <text:p text:style-name="P47"/>
      <text:p text:style-name="P41"><text:span text:style-name="T69">ZV.Envio.enviar(clientSocket,mensagem,chave_simetrica,e,d,n,chaves)</text:span><text:span text:style-name="T63">, onde enviar é um método da classe Envio da biblioteca ZVprotect. </text:span><text:span text:style-name="T65">Este</text:span><text:span text:style-name="T63"> método recebe um objeto socket para cliente, uma mensagem do tipo string, uma chave_simetrica, que, também, é uma string, uma chave pública, uma privada, um inteiro n e um objeto chaves. </text:span><text:span text:style-name="T65">O método envia o hash cifrado da mensagem, a mensagem cifrada </text:span><text:span text:style-name="T66">e </text:span><text:span text:style-name="T65">a chave simétrica cifrada pela rede.</text:span></text:p>
      <text:p text:style-name="P47"/>
      <text:p text:style-name="P40"><text:span text:style-name="T69">ZV.Envio.</text:span><text:span text:style-name="T70">receber</text:span><text:span text:style-name="T69">(clientSocket,e,d,n,chaves)</text:span><text:span text:style-name="T63">, onde enviar é um método da classe Envio da biblioteca ZVprotect. </text:span><text:span text:style-name="T65">Este</text:span><text:span text:style-name="T63"> método recebe um objeto socket para cliente, uma chave pública, uma privada, um inteiro n e um objeto chaves. </text:span><text:span text:style-name="T67">O método recebe um hash cifrado, uma mensagem cifrada e uma chave simétrica cifrada </text:span><text:span text:style-name="T68">que veio da rede</text:span><text:span text:style-name="T67">. Ele decifra as três informações e aplica o hash a mensagem decifrada para comparar com o hash decifrado. Se forem iguais, retorna 1. Caso contrário, retorna 0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5:22:10.748653318</meta:creation-date>
    <meta:generator>LibreOffice/7.1.4.2$Windows_X86_64 LibreOffice_project/a529a4fab45b75fefc5b6226684193eb000654f6</meta:generator>
    <dc:date>2021-08-13T14:29:38.920000000</dc:date>
    <meta:editing-duration>PT2H34M32S</meta:editing-duration>
    <meta:editing-cycles>74</meta:editing-cycles>
    <meta:document-statistic meta:table-count="0" meta:image-count="0" meta:object-count="0" meta:page-count="4" meta:paragraph-count="36" meta:word-count="1060" meta:character-count="6875" meta:non-whitespace-character-count="5841"/>
  </office:meta>
</office:document-meta>
</file>